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Chilanka" svg:font-family="Chilank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Abyssinica SIL" fo:font-size="24pt" officeooo:rsid="0018ee00" officeooo:paragraph-rsid="0018ee00" style:font-size-asian="21pt" style:font-size-complex="24pt"/>
    </style:style>
    <style:style style:name="P2" style:family="paragraph" style:parent-style-name="Standard">
      <style:text-properties style:font-name="Chilanka" fo:font-size="24pt" officeooo:rsid="0018ee00" officeooo:paragraph-rsid="0019b3cb" style:font-size-asian="21pt" style:font-size-complex="24pt"/>
    </style:style>
    <style:style style:name="P3" style:family="paragraph" style:parent-style-name="Standard">
      <style:text-properties style:font-name="Chilanka" fo:font-size="24pt" officeooo:rsid="0019b3cb" officeooo:paragraph-rsid="0019b3cb" style:font-size-asian="21pt" style:font-size-complex="24pt"/>
    </style:style>
    <style:style style:name="P4" style:family="paragraph" style:parent-style-name="Standard">
      <style:text-properties style:font-name="Chilanka" fo:font-size="24pt" fo:font-weight="bold" officeooo:rsid="0019b3cb" officeooo:paragraph-rsid="0019b3cb" style:font-size-asian="21pt" style:font-weight-asian="bold" style:font-size-complex="24pt" style:font-weight-complex="bold"/>
    </style:style>
    <style:style style:name="P5" style:family="paragraph" style:parent-style-name="Standard">
      <style:text-properties fo:color="#c9211e" loext:opacity="100%" style:font-name="Chilanka" fo:font-size="20pt" fo:font-weight="bold" officeooo:rsid="001afea2" officeooo:paragraph-rsid="0019b3cb" style:font-size-asian="20pt" style:font-weight-asian="bold" style:font-size-complex="20pt" style:font-weight-complex="bold"/>
    </style:style>
    <style:style style:name="P6" style:family="paragraph" style:parent-style-name="Standard" style:list-style-name="L1">
      <style:text-properties fo:color="#069a2e" loext:opacity="100%" style:font-name="Chilanka" fo:font-weight="bold" officeooo:paragraph-rsid="0019b3cb" style:font-weight-asian="bold" style:font-weight-complex="bold"/>
    </style:style>
    <style:style style:name="P7" style:family="paragraph" style:parent-style-name="Standard" style:list-style-name="L1">
      <style:text-properties fo:color="#069a2e" loext:opacity="100%" style:font-name="Chilanka" fo:font-weight="bold" officeooo:rsid="001afea2" officeooo:paragraph-rsid="0019b3cb" style:font-weight-asian="bold" style:font-weight-complex="bold"/>
    </style:style>
    <style:style style:name="P8" style:family="paragraph" style:parent-style-name="Standard">
      <style:text-properties fo:color="#813709" loext:opacity="100%" style:font-name="Chilanka" fo:font-size="24pt" officeooo:rsid="0018ee00" officeooo:paragraph-rsid="0018ee00" style:font-size-asian="21pt" style:font-size-complex="24pt"/>
    </style:style>
    <style:style style:name="P9" style:family="paragraph" style:parent-style-name="Standard">
      <style:text-properties fo:color="#861141" loext:opacity="100%" style:font-name="Chilanka" fo:font-size="24pt" officeooo:rsid="0018ee00" officeooo:paragraph-rsid="0018ee00" style:font-size-asian="21pt" style:font-size-complex="24pt"/>
    </style:style>
    <style:style style:name="P10" style:family="paragraph" style:parent-style-name="Standard">
      <style:text-properties fo:color="#2a6099" loext:opacity="100%" style:font-name="Chilanka" fo:font-size="24pt" officeooo:rsid="0018ee00" officeooo:paragraph-rsid="0018ee00" style:font-size-asian="21pt" style:font-size-complex="24pt"/>
    </style:style>
    <style:style style:name="P11" style:family="paragraph" style:parent-style-name="Standard">
      <style:text-properties fo:color="#2a6099" loext:opacity="100%" style:font-name="Chilanka" fo:font-size="24pt" officeooo:rsid="0018ee00" officeooo:paragraph-rsid="0019b3cb" style:font-size-asian="21pt" style:font-size-complex="24pt"/>
    </style:style>
    <style:style style:name="P12" style:family="paragraph" style:parent-style-name="Standard">
      <style:text-properties fo:color="#e8a202" loext:opacity="100%" style:font-name="Chilanka" fo:font-size="24pt" officeooo:rsid="0018ee00" officeooo:paragraph-rsid="0019b3cb" style:font-size-asian="21pt" style:font-size-complex="24pt"/>
    </style:style>
    <style:style style:name="P13" style:family="paragraph" style:parent-style-name="Standard">
      <style:text-properties fo:color="#d62e4e" loext:opacity="100%" style:font-name="Chilanka" fo:font-size="24pt" officeooo:rsid="0018ee00" officeooo:paragraph-rsid="0019b3cb" style:font-size-asian="21pt" style:font-size-complex="24pt"/>
    </style:style>
    <style:style style:name="P14" style:family="paragraph" style:parent-style-name="Standard">
      <style:text-properties fo:color="#d62e4e" loext:opacity="100%" style:font-name="Chilanka" fo:font-size="24pt" officeooo:rsid="0019b3cb" officeooo:paragraph-rsid="0019b3cb" style:font-size-asian="21pt" style:font-size-complex="24pt"/>
    </style:style>
    <style:style style:name="P15" style:family="paragraph" style:parent-style-name="Standard">
      <style:text-properties fo:color="#08df1b" loext:opacity="100%" style:font-name="Chilanka" fo:font-size="24pt" officeooo:rsid="0019b3cb" officeooo:paragraph-rsid="0019b3cb" style:font-size-asian="21pt" style:font-size-complex="24pt"/>
    </style:style>
    <style:style style:name="T1" style:family="text">
      <style:text-properties fo:font-size="12pt" style:font-size-asian="12pt" style:font-size-complex="12pt"/>
    </style:style>
    <style:style style:name="T2" style:family="text">
      <style:text-properties fo:font-size="12pt" officeooo:rsid="0019b3cb" style:font-size-asian="12pt" style:font-size-complex="12pt"/>
    </style:style>
    <style:style style:name="T3" style:family="text">
      <style:text-properties fo:font-size="12pt" officeooo:rsid="001ae9e3" style:font-size-asian="12pt" style:font-size-complex="12pt"/>
    </style:style>
    <style:style style:name="T4" style:family="text">
      <style:text-properties officeooo:rsid="0019b3cb"/>
    </style:style>
    <style:style style:name="T5" style:family="text">
      <style:text-properties officeooo:rsid="001afea2"/>
    </style:style>
    <style:style style:name="T6" style:family="text">
      <style:text-properties fo:color="#c9211e" loext:opacity="100%" fo:font-weight="bold" style:font-weight-asian="bold" style:font-weight-complex="bold"/>
    </style:style>
    <style:style style:name="T7" style:family="text">
      <style:text-properties fo:color="#81d41a" loext:opacity="100%" officeooo:rsid="001afea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6">CitySaathi</text:span> – <text:span text:style-name="T1">An app made by </text:span><text:span text:style-name="T3">the team “Baked Potato” </text:span><text:span text:style-name="T1">Teesha </text:span><text:span text:style-name="T3">(22BCE1392) </text:span><text:span text:style-name="T1">and Kanishka </text:span><text:span text:style-name="T3">(22BCE1399)</text:span><text:span text:style-name="T1">.</text:span></text:p>
      <text:p text:style-name="P1"><text:span text:style-name="T1"/></text:p>
      <text:p text:style-name="P8"><text:span text:style-name="T1">Have you ever imagined a scenario where you have to go for an emergency meeting in another city and you dont have any vehicle, It will soon be lunch time and by the time you will reach you want to have lunch and keep your travel stuff in the hotel. </text:span></text:p>
      <text:p text:style-name="P8"><text:span text:style-name="T1">So, how many apps did you use in total if all were done via online services?</text:span></text:p>
      <text:p text:style-name="P8"><text:span text:style-name="T1">In total 3, right? Hotel booking, cab booking, food delivery.</text:span></text:p>
      <text:p text:style-name="P8"><text:span text:style-name="T1"/></text:p>
      <text:p text:style-name="P9"><text:span text:style-name="T1">What if we save your time and combine all of them together in one app?</text:span></text:p>
      <text:p text:style-name="P9"><text:span text:style-name="T1">So presenting you our very own 3 in 1 app called CitySaathi – literally meaning your companion in the city.</text:span></text:p>
      <text:p text:style-name="P10"><text:span text:style-name="T1"/></text:p>
      <text:p text:style-name="P11"><text:span text:style-name="T1">You have to log in using your name and email ID and you will be redirected to a page asking which service you want to have. <text:s/></text:span></text:p>
      <text:p text:style-name="P2"><text:span text:style-name="T1"/></text:p>
      <text:p text:style-name="P12"><text:span text:style-name="T1">Travel, here you need to give your starting location, your destination. </text:span><text:span text:style-name="T2">This will mark up on a map, preferably google maps only, It will give you the paths, choose which way you want it to be, this will redirect you to asking if you need a cab, or any other means of transport, choose according to your needs and book for the cab by finalizing the payment. And Done! If you want for a round trip select the option and Voila! However while making this part we realised that the google maps feature can be accessed using API which is paid resource so we are trying our level best to give you a scenario of how this procedure will work.</text:span></text:p>
      <text:p text:style-name="P13"><text:span text:style-name="T2"/></text:p>
      <text:p text:style-name="P14"><text:span text:style-name="T1">In the accomodation section, give the location where you want to stay for what days and whether you want any meal with it, like people like having breakfast and dinner with it. Choose your budget, number of people and number of rooms and book it by paying for the hotel which you choose according to it.</text:span></text:p>
      <text:p text:style-name="P3"><text:span text:style-name="T1"/></text:p>
      <text:p text:style-name="P15"><text:span text:style-name="T1">For Food delivery! The best part for Foodie people! Well this is like a normal delivery app. Just choose what you want and get it. Our delivery persons will try to make it delivered in very short durations so that you don’t have to wait.</text:span></text:p>
      <text:p text:style-name="P3"><text:span text:style-name="T1"/></text:p>
      <text:p text:style-name="P3"><text:span text:style-name="T1">One of the most important feature of this app is, the client / user doesn’t need to talk to the people for booking stuff. This is done via the app, The vendors are going to get associated to the app and this would only display the details of those vendors only.</text:span></text:p>
      <text:p text:style-name="P3"><text:span text:style-name="T1"/></text:p>
      <text:p text:style-name="P4"><text:span text:style-name="T1"/></text:p>
      <text:p text:style-name="P5"><text:span text:style-name="T4">F</text:span>uture scope for expansion:</text:p>
      <text:p text:style-name="P5"/>
      <text:list xml:id="list1524984697" text:style-name="L1">
        <text:list-item>
          <text:p text:style-name="P6"><text:span text:style-name="T5">Personalized AI recommendations for suggested actions based on usage patterns.</text:span></text:p>
        </text:list-item>
        <text:list-item>
          <text:p text:style-name="P6"><text:span text:style-name="T5">Google account login ( complete authentification ) or firebase authentification ( requires an OTP )</text:span></text:p>
        </text:list-item>
        <text:list-item>
          <text:p text:style-name="P7">Translation / localization. </text:p>
        </text:list-item>
        <text:list-item>
          <text:p text:style-name="P7"><text:span text:style-name="T1">Allowing users to rate it and give feedbacks.</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Chilanka" svg:font-family="Chilank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06:11:53.829435665</meta:creation-date>
    <dc:date>2023-06-11T06:37:49.172232356</dc:date>
    <meta:editing-duration>PT4M3S</meta:editing-duration>
    <meta:editing-cycles>1</meta:editing-cycles>
    <meta:document-statistic meta:table-count="0" meta:image-count="0" meta:object-count="0" meta:page-count="1" meta:paragraph-count="16" meta:word-count="466" meta:character-count="2499" meta:non-whitespace-character-count="2047"/>
    <meta:generator>LibreOffice/7.3.7.2$Linux_X86_64 LibreOffice_project/30$Build-2</meta:generator>
  </office:meta>
</office:document-meta>
</file>